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Aspect.prepareConfiguration( Parameters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paredConfiguration.takeValues( PreparedConfiguration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Aspect.toSAX( RendererAspectContext context , Layout layout , PortalService service , ContentHandler content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